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lef" svg:font-family="Alef" style:font-pitch="variable"/>
    <style:font-face style:name="Baskerville Old Face" svg:font-family="'Baskerville Old Fac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25cm" fo:min-width="8.7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5cm" fo:min-width="16.7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7.75cm" fo:min-width="7.7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5cm" fo:min-width="20.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3.2cm" fo:min-width="20.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4.5cm" fo:min-width="4.7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4.5cm" fo:min-width="4.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2cm"/>
      <style:paragraph-properties style:writing-mode="lr-tb"/>
    </style:style>
    <style:style style:name="gr10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style:text-properties style:font-name="Baskerville Old Face"/>
    </style:style>
    <style:style style:name="P4" style:family="paragraph">
      <style:paragraph-properties fo:text-align="justify"/>
      <style:text-properties style:font-name="Baskerville Old Face"/>
    </style:style>
    <style:style style:name="P5" style:family="paragraph">
      <loext:graphic-properties draw:fill="none" draw:fill-color="#ffffff"/>
      <style:text-properties style:font-name="Baskerville Old Face"/>
    </style:style>
    <style:style style:name="P6" style:family="paragraph">
      <style:paragraph-properties fo:text-align="center"/>
      <style:text-properties style:font-name="Baskerville Old Face"/>
    </style:style>
    <style:style style:name="P7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Baskerville Old Face" fo:font-size="72pt" style:font-size-asian="72pt" style:font-size-complex="72pt"/>
    </style:style>
    <style:style style:name="T2" style:family="text">
      <style:text-properties style:font-name="Baskerville Old Face" fo:letter-spacing="0.374cm"/>
    </style:style>
    <style:style style:name="T3" style:family="text">
      <style:text-properties style:font-name="Baskerville Old Fac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25cm" svg:height="3.5cm" svg:x="6cm" svg:y="1.25cm">
          <text:p text:style-name="P1">Logo, shrinks as you scroll </text:p>
          <text:p text:style-name="P1">but stays pu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7.25cm" svg:height="0.75cm" svg:x="2cm" svg:y="5cm">
          <text:p text:style-name="P1">Nav – sticky as you scroll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25cm" svg:height="8cm" svg:x="2cm" svg:y="7.25cm">
          <text:p text:style-name="P1">Foto</text:p>
          <text:p text:style-name="P1">Transition i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25cm" svg:height="8cm" svg:x="11cm" svg:y="7.25cm">
          <text:p text:style-name="P1">Text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1cm" svg:height="2.75cm" svg:x="0cm" svg:y="16cm">
          <text:p text:style-name="P1">Fixed banneer, with moving BG imag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1cm" svg:height="3.45cm" svg:x="0cm" svg:y="26.25cm">
          <text:p text:style-name="P1">Footer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25cm" svg:height="4.75cm" svg:x="1.25cm" svg:y="19.75cm">
          <text:p text:style-name="P1">Grid, website features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5.25cm" svg:height="4.75cm" svg:x="13.5cm" svg:y="19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5.25cm" svg:height="4.75cm" svg:x="7.5cm" svg:y="19.75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8" draw:text-style-name="P5" draw:layer="controls" svg:width="4.316cm" svg:height="3.43cm" svg:x="7.75cm" svg:y="5cm">
          <draw:text-box>
            <text:p text:style-name="P3"><text:span text:style-name="T1">J.V.</text:span></text:p>
            <text:p text:style-name="P4"><text:span text:style-name="T2">Neylen</text:span></text:p>
          </draw:text-box>
        </draw:frame>
        <draw:frame draw:style-name="gr9" draw:text-style-name="P5" draw:layer="controls" svg:width="9.75cm" svg:height="2.25cm" svg:x="5cm" svg:y="9.5cm">
          <draw:text-box>
            <text:p text:style-name="P6"><text:span text:style-name="T3">Dichter </text:span><text:span text:style-name="T3"><text:tab/></text:span><text:span text:style-name="T3">Schrijver</text:span></text:p>
          </draw:text-box>
        </draw:frame>
        <draw:custom-shape draw:style-name="gr10" draw:text-style-name="P7" draw:layer="controls" svg:width="0.25cm" svg:height="0.25cm" svg:x="9.599cm" svg:y="9.8cm">
          <text:p/>
          <draw:enhanced-geometry svg:viewBox="0 0 21600 21600" draw:text-areas="?f4 ?f4 ?f3 ?f3" draw:type="star4" draw:modifiers="10498.8047808765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lef" svg:font-family="Alef" style:font-pitch="variable"/>
    <style:font-face style:name="Baskerville Old Face" svg:font-family="'Baskerville Old Fac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nl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24T11:52:52.153000000</meta:creation-date>
    <dc:date>2022-06-28T00:38:12.868000000</dc:date>
    <meta:editing-duration>PT10H7M16S</meta:editing-duration>
    <meta:editing-cycles>3</meta:editing-cycles>
    <meta:generator>LibreOffice/7.0.0.3$Windows_X86_64 LibreOffice_project/8061b3e9204bef6b321a21033174034a5e2ea88e</meta:generator>
    <meta:document-statistic meta:object-count="12"/>
  </office:meta>
</office:document-meta>
</file>